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fo:color="#000000" fo:font-weight="normal" officeooo:rsid="00a1c800" officeooo:paragraph-rsid="001c6cf1" style:font-weight-asian="normal" style:font-weight-complex="normal" fo:hyphenate="false" fo:hyphenation-remain-char-count="2" fo:hyphenation-push-char-count="2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fo:color="#000000" fo:font-weight="normal" officeooo:rsid="00a1c800" officeooo:paragraph-rsid="0020fec0" style:font-weight-asian="normal" style:font-weight-complex="normal" fo:hyphenate="false" fo:hyphenation-remain-char-count="2" fo:hyphenation-push-char-count="2"/>
    </style:style>
    <style:style style:name="P3" style:family="paragraph" style:parent-style-name="Preformatted_20_Text">
      <style:text-properties officeooo:rsid="001c52d4" officeooo:paragraph-rsid="001c52d4"/>
    </style:style>
    <style:style style:name="P4" style:family="paragraph" style:parent-style-name="Preformatted_20_Text">
      <style:text-properties officeooo:rsid="0026032c" officeooo:paragraph-rsid="0026032c"/>
    </style:style>
    <style:style style:name="P5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fo:color="#000000" style:font-name="Calibri" fo:font-size="11pt" fo:language="en" fo:country="none" fo:font-weight="normal" officeooo:rsid="00b81c0e" officeooo:paragraph-rsid="0020fec0" style:font-size-asian="11pt" style:font-weight-asian="normal" style:font-weight-complex="normal" fo:hyphenate="false" fo:hyphenation-remain-char-count="2" fo:hyphenation-push-char-count="2"/>
    </style:style>
    <style:style style:name="P6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fo:color="#000000" fo:font-weight="normal" officeooo:rsid="00a1c800" officeooo:paragraph-rsid="0020fec0" style:font-weight-asian="normal" style:font-weight-complex="normal" fo:hyphenate="false" fo:hyphenation-remain-char-count="2" fo:hyphenation-push-char-count="2"/>
    </style:style>
    <style:style style:name="T1" style:family="text">
      <style:text-properties style:font-name="Calibri" fo:font-size="11pt" fo:language="en" fo:country="none" officeooo:rsid="00bb497c" style:font-size-asian="11pt"/>
    </style:style>
    <style:style style:name="T2" style:family="text">
      <style:text-properties style:font-name="Calibri" fo:font-size="11pt" fo:language="en" fo:country="none" officeooo:rsid="00ba9ef0" style:font-size-asian="11pt"/>
    </style:style>
    <style:style style:name="T3" style:family="text">
      <style:text-properties style:font-name="Calibri" fo:font-size="11pt" fo:language="en" fo:country="none" officeooo:rsid="00b81c0e" style:font-size-asian="11pt"/>
    </style:style>
    <style:style style:name="T4" style:family="text">
      <style:text-properties style:font-name="Calibri" fo:font-size="11pt" fo:language="en" fo:country="none" officeooo:rsid="00bcb0e0" style:font-size-asian="11pt"/>
    </style:style>
    <style:style style:name="T5" style:family="text">
      <style:text-properties style:font-name="Calibri" fo:font-size="11pt" fo:language="en" fo:country="none" officeooo:rsid="00be3112" style:font-size-asian="11pt"/>
    </style:style>
    <style:style style:name="T6" style:family="text">
      <style:text-properties style:font-name="Calibri" fo:font-size="11pt" fo:language="en" fo:country="none" officeooo:rsid="00203093" style:font-size-asian="11pt"/>
    </style:style>
    <style:style style:name="T7" style:family="text">
      <style:text-properties style:font-name="Calibri" fo:font-size="11pt" fo:language="en" fo:country="none" officeooo:rsid="0020fec0" style:font-size-asian="11pt"/>
    </style:style>
    <style:style style:name="T8" style:family="text">
      <style:text-properties style:font-name="Calibri" fo:font-size="11pt" fo:language="en" fo:country="none" officeooo:rsid="00218df8" style:font-size-asian="11pt"/>
    </style:style>
    <style:style style:name="T9" style:family="text">
      <style:text-properties style:font-name="Calibri" fo:font-size="11pt" fo:language="en" fo:country="none" officeooo:rsid="0022f4af" style:font-size-asian="11pt"/>
    </style:style>
    <style:style style:name="T10" style:family="text">
      <style:text-properties style:font-name="Calibri" fo:font-size="11pt" fo:language="en" fo:country="none" officeooo:rsid="00241975" style:font-size-asian="11pt"/>
    </style:style>
    <style:style style:name="T11" style:family="text">
      <style:text-properties style:font-name="Calibri" fo:font-size="11pt" fo:language="en" fo:country="none" officeooo:rsid="0028a167" style:font-size-asian="11pt"/>
    </style:style>
    <style:style style:name="T12" style:family="text">
      <style:text-properties officeooo:rsid="0027bf1a"/>
    </style:style>
    <style:style style:name="T13" style:family="text">
      <style:text-properties officeooo:rsid="002837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eate new</text:span><text:span text:style-name="T2"> key points</text:span></text:p>
      <text:p text:style-name="P3"/>
      <text:p text:style-name="P3">Attack: </text:p>
      <text:p text:style-name="P3"/>
      <text:p text:style-name="P5">- join units to attack </text:p>
      <text:p text:style-name="P2"><text:span text:style-name="T3">- </text:span><text:span text:style-name="T4">if unit is too far away from attack target and </text:span><text:span text:style-name="T5">the attacking side</text:span><text:span text:style-name="T4"> i</text:span><text:span text:style-name="T5">s losing</text:span><text:span text:style-name="T4">, remove it from attack</text:span></text:p>
      <text:p text:style-name="P2"><text:span text:style-name="T4">- </text:span><text:span text:style-name="T7">when attack is finished, don’t send units back to town center immediately, give them a little time to attack nearby enemy objects</text:span></text:p>
      <text:p text:style-name="P2"><text:span text:style-name="T7">- </text:span><text:span text:style-name="T11">only send units to town center if there is no suitable attack target, otherwise leave them as they are</text:span></text:p>
      <text:p text:style-name="P2"><text:span text:style-name="T4">- </text:span><text:span text:style-name="T6">when an owned object is attacked, try to defend it, but don’t send the whole army to defend against 2 units :D ; </text:span><text:span text:style-name="T9">if an attack is in progress : </text:span><text:span text:style-name="T8">see what is more important : </text:span><text:span text:style-name="T10">to finish the </text:span><text:span text:style-name="T8">current attack, or </text:span><text:span text:style-name="T10">to defend </text:span><text:span text:style-name="T8">the attacked object</text:span></text:p>
      <text:p text:style-name="P3"/>
      <text:p text:style-name="P3"/>
      <text:p text:style-name="P4">Training:</text:p>
      <text:p text:style-name="P4">- number of settlers should be a percentage of current population (let’s say 1/<text:span text:style-name="T12">7</text:span>), <text:span text:style-name="T13">or if no other units can be trained, it can be higher</text:span></text:p>
      <text:p text:style-name="P4"/>
      <text:p text:style-name="P4"/>
      <text:p text:style-name="P4"/>
      <text:p text:style-name="P3">Resources: 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4T19:13:54.527951234</dc:date>
    <meta:editing-duration>PT22M3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49" meta:character-count="779" meta:non-whitespace-character-count="637"/>
  </office:meta>
</office:document-meta>
</file>